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2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draw:fit-to-size="shrink-to-fit" style:shrink-to-fit="true" fo:min-height="3.1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5cm"/>
      <style:paragraph-properties style:writing-mode="lr-tb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co1" style:family="table-column">
      <style:table-column-properties style:column-width="10.161cm" style:use-optimal-column-width="false"/>
    </style:style>
    <style:style style:name="ro1" style:family="table-row">
      <style:table-row-properties style:row-height="2.54cm" style:use-optimal-row-height="false"/>
    </style:style>
    <style:style style:name="ro2" style:family="table-row">
      <style:table-row-properties style:row-height="2.541cm" style:use-optimal-row-height="false"/>
    </style:style>
    <style:style style:name="ce1" style:family="table-cell">
      <loext:graphic-properties draw:fill="gradient" draw:fill-color="#8ed0ff" draw:fill-gradient-name="Gradient_20_1" draw:gradient-step-count="64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none" fo:border-bottom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69abf1" draw:textarea-vertical-align="middle"/>
      <style:paragraph-properties fo:text-align="center" fo:border="0.57pt solid #000000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69abf1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none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ed0ff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gradient" draw:fill-color="#8ed0ff" draw:fill-gradient-name="Gradient_20_2" draw:gradient-step-count="64" draw:textarea-vertical-align="middle"/>
      <style:paragraph-properties fo:text-align="center" fo:border-left="0.57pt solid #000000" fo:border-right="0.57pt solid #000000" fo:border-top="0.57pt solid #000000" fo:border-bottom="none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style:paragraph-properties fo:text-align="center">
        <style:tab-stops/>
      </style:paragraph-properties>
      <style:text-properties fo:color="#000000"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Mono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851cm" svg:height="3.429cm" draw:transform="rotate (-1.5707963267949) translate (14.415cm 6.334cm)">
          <draw:text-box>
            <text:p text:style-name="P1">Current stack frame</text:p>
          </draw:text-box>
        </draw:frame>
        <draw:frame draw:style-name="gr1" draw:text-style-name="P2" draw:layer="layout" svg:width="7.851cm" svg:height="3.429cm" draw:transform="rotate (-1.5707963267949) translate (14.415cm 15.247cm)">
          <draw:text-box>
            <text:p text:style-name="P1">Previous stack frame</text:p>
          </draw:text-box>
        </draw:frame>
        <draw:g>
          <draw:frame draw:style-name="standard" draw:layer="layout" svg:width="10.16cm" svg:height="22.86cm" svg:x="1.002cm" svg:y="2.589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Unallocated stack space</text:span></text:p>
                </table:table-cell>
              </table:table-row>
              <table:table-row table:style-name="ro1">
                <table:table-cell table:style-name="ce2"/>
              </table:table-row>
              <table:table-row table:style-name="ro1">
                <table:table-cell table:style-name="ce3">
                  <text:p text:style-name="P4"><text:span text:style-name="T2">...</text:span></text:p>
                </table:table-cell>
              </table:table-row>
              <table:table-row table:style-name="ro1">
                <table:table-cell table:style-name="ce4"/>
              </table:table-row>
              <table:table-row table:style-name="ro1">
                <table:table-cell table:style-name="ce3">
                  <text:p text:style-name="P4"><text:span text:style-name="T2">SFP</text:span></text:p>
                </table:table-cell>
              </table:table-row>
              <table:table-row table:style-name="ro1">
                <table:table-cell table:style-name="ce5">
                  <text:p text:style-name="P4"><text:span text:style-name="T2">RIP</text:span></text:p>
                </table:table-cell>
              </table:table-row>
              <table:table-row table:style-name="ro1">
                <table:table-cell table:style-name="ce6"/>
              </table:table-row>
              <table:table-row table:style-name="ro1">
                <table:table-cell table:style-name="ce6">
                  <text:p text:style-name="P4"><text:span text:style-name="T2">Pointer (last byte &gt; </text:span><text:span text:style-name="T3">0x00</text:span><text:span text:style-name="T2">)</text:span></text:p>
                </table:table-cell>
              </table:table-row>
              <table:table-row table:style-name="ro2">
                <table:table-cell table:style-name="ce7">
                  <text:p text:style-name="P4"><text:span text:style-name="T1">Parent routine’s stack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frame draw:style-name="gr2" draw:text-style-name="P5" draw:layer="layout" svg:width="10.16cm" svg:height="0.965cm" svg:x="1cm" svg:y="1.222cm">
            <draw:text-box>
              <text:p text:style-name="P1"><text:span text:style-name="T2">Before overflowing the buffer</text:span></text:p>
            </draw:text-box>
          </draw:frame>
          <draw:line draw:style-name="gr3" draw:text-style-name="P6" draw:layer="layout" svg:x1="1.787cm" svg:y1="21.923cm" svg:x2="1.787cm" svg:y2="24.844cm">
            <text:p/>
          </draw:line>
          <draw:frame draw:style-name="gr1" draw:text-style-name="P2" draw:layer="layout" svg:width="7.851cm" svg:height="2.54cm" draw:transform="rotate (-1.5707963267949) translate (3.565cm 5.055cm)">
            <draw:text-box>
              <text:p text:style-name="P1">-------- Buffer --------</text:p>
            </draw:text-box>
          </draw:frame>
        </draw:g>
        <draw:g>
          <draw:frame draw:style-name="gr4" draw:text-style-name="P5" draw:layer="layout" svg:width="10.16cm" svg:height="0.962cm" svg:x="14.24cm" svg:y="1.229cm">
            <draw:text-box>
              <text:p text:style-name="P1"><text:span text:style-name="T2">After overflowing the buffer</text:span></text:p>
            </draw:text-box>
          </draw:frame>
          <draw:frame draw:style-name="standard" draw:layer="layout" svg:width="10.16cm" svg:height="22.86cm" svg:x="14.238cm" svg:y="2.581cm">
            <table:table table:template-name="default" table:use-first-row-styles="true" table:use-banding-rows-styles="true">
              <table:table-column table:style-name="co1"/>
              <table:table-row table:style-name="ro1">
                <table:table-cell table:style-name="ce1">
                  <text:p text:style-name="P3"><text:span text:style-name="T1">Unallocated stack space</text:span></text:p>
                </table:table-cell>
              </table:table-row>
              <table:table-row table:style-name="ro1">
                <table:table-cell table:style-name="ce2">
                  <text:p text:style-name="P4"><text:span text:style-name="T2">NOP sled</text:span></text:p>
                </table:table-cell>
              </table:table-row>
              <table:table-row table:style-name="ro1">
                <table:table-cell table:style-name="ce3">
                  <text:p text:style-name="P4"><text:span text:style-name="T2">...</text:span></text:p>
                </table:table-cell>
              </table:table-row>
              <table:table-row table:style-name="ro1">
                <table:table-cell table:style-name="ce4">
                  <text:p text:style-name="P4"><text:span text:style-name="T2">Shellcode</text:span></text:p>
                </table:table-cell>
              </table:table-row>
              <table:table-row table:style-name="ro1">
                <table:table-cell table:style-name="ce3">
                  <text:p text:style-name="P4"><text:span text:style-name="T2">Shellcode</text:span></text:p>
                </table:table-cell>
              </table:table-row>
              <table:table-row table:style-name="ro1">
                <table:table-cell table:style-name="ce5">
                  <text:p text:style-name="P4"><text:span text:style-name="T2">&amp;ret</text:span></text:p>
                </table:table-cell>
              </table:table-row>
              <table:table-row table:style-name="ro1">
                <table:table-cell table:style-name="ce6">
                  <text:p text:style-name="P4"><text:span text:style-name="T2">&amp;ret</text:span></text:p>
                </table:table-cell>
              </table:table-row>
              <table:table-row table:style-name="ro1">
                <table:table-cell table:style-name="ce6">
                  <text:p text:style-name="P4"><text:span text:style-name="T2">Pointer (last byte </text:span><text:span text:style-name="T3">0x00</text:span><text:span text:style-name="T2">) </text:span></text:p>
                </table:table-cell>
              </table:table-row>
              <table:table-row table:style-name="ro2">
                <table:table-cell table:style-name="ce7">
                  <text:p text:style-name="P4"><text:span text:style-name="T1">Parent routine’s stack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line draw:style-name="gr3" draw:text-style-name="P6" draw:layer="layout" svg:x1="15.205cm" svg:y1="21.676cm" svg:x2="15.205cm" svg:y2="6.436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2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8ed0ff" draw:end-color="#ffffff" draw:start-intensity="100%" draw:end-intensity="100%" draw:angle="1800" draw:border="0%"/>
    <draw:gradient draw:name="Gradient_20_2" draw:display-name="Gradient 2" draw:style="linear" draw:start-color="#8ed0f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4cm" fo:page-height="26.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0T15:24:28.321910953</meta:creation-date>
    <meta:editing-duration>PT3M58S</meta:editing-duration>
    <meta:editing-cycles>2</meta:editing-cycles>
    <meta:generator>LibreOffice/6.4.4.2$Linux_X86_64 LibreOffice_project/40$Build-2</meta:generator>
    <dc:date>2020-06-10T15:28:22.163031262</dc:date>
    <meta:document-statistic meta:object-count="11"/>
  </office:meta>
</office:document-meta>
</file>